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f43" officeooo:paragraph-rsid="00156f43"/>
    </style:style>
    <style:style style:name="P2" style:family="paragraph" style:parent-style-name="Standard">
      <style:text-properties officeooo:paragraph-rsid="00156f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¿En qué situaciones es apropiado usar el while?</text:p>
      <text:p text:style-name="P2"/>
      <text:p text:style-name="P1">El bucle while nos sirve para ejecutar un bucle cuando desconocemos la cantidad de veces que queremos que se ejecute un code.</text:p>
      <text:p text:style-name="P1"><text:s text:c="2"/></text:p>
      <text:p text:style-name="P1">while(vida&gt;=1){</text:p>
      <text:p text:style-name="P1"><text:s text:c="2"/></text:p>
      <text:p text:style-name="P1">}</text:p>
      <text:p text:style-name="P1"/>
      <text:p text:style-name="P1">¿En qué situaciones es apropiado usar el do-while, en que se diferencia este del while?</text:p>
      <text:p text:style-name="P1"/>
      <text:p text:style-name="P1">El bulce do-while se ejecuta una vez y luego pregunta por la condición.</text:p>
      <text:p text:style-name="P1"/>
      <text:p text:style-name="P1">Esto nos puede ser muy util cuando queremos que por lo menos una vez se ejecute el codigo antes de continuar</text:p>
      <text:p text:style-name="P1"/>
      <text:p text:style-name="P1">¿En qué situaciones es apropiado usar el for?</text:p>
      <text:p text:style-name="P1"/>
      <text:p text:style-name="P1">El bucle for es mejor usarlo cuando sabemos con calridad cuantas veces queremos que se repita un bucl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9:57:09.001298683</meta:creation-date>
    <dc:date>2022-04-27T20:02:37.294934297</dc:date>
    <meta:editing-duration>PT5M29S</meta:editing-duration>
    <meta:editing-cycles>1</meta:editing-cycles>
    <meta:document-statistic meta:table-count="0" meta:image-count="0" meta:object-count="0" meta:page-count="1" meta:paragraph-count="11" meta:word-count="107" meta:character-count="606" meta:non-whitespace-character-count="504"/>
    <meta:generator>LibreOffice/7.2.6.2$Linux_X86_64 LibreOffice_project/20$Build-2</meta:generator>
  </office:meta>
</office:document-meta>
</file>